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b2b2b2" draw:fill="solid" draw:fill-color="#ffa6a6" draw:textarea-horizontal-align="justify" draw:textarea-vertical-align="middle" draw:auto-grow-height="false" fo:min-height="1.25cm" fo:min-width="17.75cm"/>
    </style:style>
    <style:style style:name="gr2" style:family="graphic" style:parent-style-name="standard">
      <style:graphic-properties svg:stroke-color="#999999" draw:fill="solid" draw:fill-color="#e8f2a1" draw:textarea-horizontal-align="justify" draw:textarea-vertical-align="middle" draw:auto-grow-height="false" fo:min-height="1.25cm" fo:min-width="17.75cm" draw:shadow="hidden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 draw:shadow="hidden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  <style:paragraph-properties style:writing-mode="lr-tb"/>
    </style:style>
    <style:style style:name="gr5" style:family="graphic" style:parent-style-name="objectwithoutfill">
      <style:graphic-properties draw:marker-end="Puntas_20_de_20_flecha_20_1" draw:marker-end-width="0.1cm" draw:marker-end-center="true" draw:fill="none" draw:textarea-vertical-align="middle" draw:shadow="hidden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11cm" fo:min-width="0cm" draw:shadow="hidden"/>
      <style:paragraph-properties style:writing-mode="lr-tb"/>
    </style:style>
    <style:style style:name="gr7" style:family="graphic" style:parent-style-name="standard">
      <style:graphic-properties svg:stroke-color="#b2b2b2" draw:fill="solid" draw:fill-color="#e8f2a1" draw:textarea-horizontal-align="justify" draw:textarea-vertical-align="middle" draw:auto-grow-height="false" fo:min-height="1.25cm" fo:min-width="17.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objectwithoutfill">
      <style:graphic-properties draw:stroke="dash" draw:stroke-dash="Long_20_Dot" draw:marker-end="Puntas_20_de_20_flecha_20_3" draw:marker-end-width="0.1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cm" draw:shadow="hidden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cm" draw:shadow="hidden"/>
      <style:paragraph-properties style:writing-mode="lr-tb"/>
    </style:style>
    <style:style style:name="P1" style:family="paragraph">
      <loext:graphic-properties draw:fill="solid" draw:fill-color="#ffa6a6"/>
      <style:paragraph-properties fo:text-align="center"/>
    </style:style>
    <style:style style:name="P2" style:family="paragraph">
      <loext:graphic-properties draw:fill="solid" draw:fill-color="#e8f2a1"/>
      <style:paragraph-properties fo:text-align="center"/>
    </style:style>
    <style:style style:name="P3" style:family="paragraph">
      <style:text-properties fo:font-size="6pt" fo:text-shadow="1pt 1pt" style:font-size-asian="18pt" style:font-size-complex="18pt"/>
    </style:style>
    <style:style style:name="P4" style:family="paragraph">
      <loext:graphic-properties draw:fill="none" draw:fill-color="#ffffff"/>
      <style:text-properties fo:font-size="6pt" fo:text-shadow="1pt 1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8pt" fo:text-shadow="1pt 1pt" style:font-size-asian="18pt" style:font-size-complex="18pt"/>
    </style:style>
    <style:style style:name="P7" style:family="paragraph">
      <loext:graphic-properties draw:fill="none" draw:fill-color="#ffffff"/>
      <style:text-properties fo:font-size="8pt" fo:text-shadow="1pt 1pt" style:font-size-asian="18pt" style:font-size-complex="18pt"/>
    </style:style>
    <style:style style:name="P8" style:family="paragraph">
      <style:text-properties fo:color="#ff0000" loext:opacity="100%" fo:font-size="6pt" fo:text-shadow="1pt 1pt" style:font-size-asian="18pt" style:font-size-complex="18pt"/>
    </style:style>
    <style:style style:name="P9" style:family="paragraph">
      <loext:graphic-properties draw:fill="none" draw:fill-color="#ffffff"/>
      <style:text-properties fo:color="#ff0000" loext:opacity="100%" fo:font-size="6pt" fo:text-shadow="1pt 1pt" style:font-size-asian="18pt" style:font-size-complex="18pt"/>
    </style:style>
    <style:style style:name="P10" style:family="paragraph">
      <style:paragraph-properties fo:text-align="center"/>
      <style:text-properties fo:font-size="6pt" fo:text-shadow="1pt 1pt" style:font-size-asian="18pt" style:font-size-complex="18pt"/>
    </style:style>
    <style:style style:name="P11" style:family="paragraph">
      <loext:graphic-properties draw:fill="none" draw:fill-color="#ffffff"/>
      <style:paragraph-properties fo:text-align="center"/>
      <style:text-properties fo:font-size="6pt" fo:text-shadow="1pt 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8.25cm" svg:height="1.5cm" svg:x="1.5cm" svg:y="8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8.25cm" svg:height="1.5cm" svg:x="1.5cm" svg:y="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25cm" svg:height="1.5cm" svg:x="1.5cm" svg:y="4cm">
          <text:p/>
          <draw:enhanced-geometry svg:viewBox="0 0 21600 21600" draw:type="rectangle" draw:enhanced-path="M 0 0 L 21600 0 21600 21600 0 21600 0 0 Z N"/>
        </draw:custom-shape>
        <draw:frame draw:style-name="gr3" draw:text-style-name="P4" xml:id="id1" draw:id="id1" draw:layer="layout" svg:width="1.129cm" svg:height="0.489cm" svg:x="10.75cm" svg:y="1cm">
          <draw:text-box>
            <text:p text:style-name="P3">main.c</text:p>
          </draw:text-box>
        </draw:frame>
        <draw:frame draw:style-name="gr4" draw:text-style-name="P4" xml:id="id2" draw:id="id2" draw:layer="layout" svg:width="1.141cm" svg:height="0.489cm" svg:x="10.721cm" svg:y="2.511cm">
          <draw:text-box>
            <text:p text:style-name="P3">main.h</text:p>
          </draw:text-box>
        </draw:frame>
        <draw:connector draw:style-name="gr5" draw:text-style-name="P5" draw:layer="layout" draw:type="lines" svg:x1="11.314cm" svg:y1="1.489cm" svg:x2="11.291cm" svg:y2="2.511cm" draw:start-shape="id1" draw:start-glue-point="2" draw:end-shape="id2" draw:end-glue-point="0" svg:d="M11314 1489v500l-23 22v500" svg:viewBox="0 0 24 1023">
          <text:p/>
        </draw:connector>
        <draw:frame draw:style-name="gr4" draw:text-style-name="P4" xml:id="id3" draw:id="id3" draw:layer="layout" svg:width="1.425cm" svg:height="0.489cm" svg:x="7.925cm" svg:y="4.461cm">
          <draw:text-box>
            <text:p text:style-name="P3">sln2663.h</text:p>
          </draw:text-box>
        </draw:frame>
        <draw:frame draw:style-name="gr6" draw:text-style-name="P4" xml:id="id4" draw:id="id4" draw:layer="layout" svg:width="2.42cm" svg:height="0.489cm" svg:x="10.1cm" svg:y="4.9cm">
          <draw:text-box>
            <text:p text:style-name="P3">sln2663_led_1615.h</text:p>
          </draw:text-box>
        </draw:frame>
        <draw:frame draw:style-name="gr4" draw:text-style-name="P4" xml:id="id5" draw:id="id5" draw:layer="layout" svg:width="1.946cm" svg:height="0.489cm" svg:x="13.654cm" svg:y="4.511cm">
          <draw:text-box>
            <text:p text:style-name="P3">sln2663_time.h</text:p>
          </draw:text-box>
        </draw:frame>
        <draw:connector draw:style-name="gr5" draw:text-style-name="P5" draw:layer="layout" draw:type="lines" svg:x1="11.291cm" svg:y1="3cm" svg:x2="8.637cm" svg:y2="4.461cm" draw:start-shape="id2" draw:start-glue-point="2" draw:end-shape="id3" draw:end-glue-point="0" svg:d="M11291 3000v500l-2654 461v500" svg:viewBox="0 0 2655 1462">
          <text:p/>
        </draw:connector>
        <draw:connector draw:style-name="gr5" draw:text-style-name="P5" draw:layer="layout" draw:type="lines" svg:x1="11.291cm" svg:y1="3cm" svg:x2="11.31cm" svg:y2="4.9cm" draw:start-shape="id2" draw:start-glue-point="2" draw:end-shape="id4" draw:end-glue-point="0" svg:d="M11291 3000v500l19 900v500" svg:viewBox="0 0 20 1901">
          <text:p/>
        </draw:connector>
        <draw:connector draw:style-name="gr5" draw:text-style-name="P5" draw:layer="layout" draw:type="lines" svg:x1="11.291cm" svg:y1="3cm" svg:x2="14.627cm" svg:y2="4.511cm" draw:start-shape="id2" draw:start-glue-point="2" draw:end-shape="id5" draw:end-glue-point="0" svg:d="M11291 3000v500l3336 511v500" svg:viewBox="0 0 3337 1512">
          <text:p/>
        </draw:connector>
        <draw:custom-shape draw:style-name="gr7" draw:text-style-name="P2" draw:layer="layout" svg:width="18.25cm" svg:height="1.5cm" svg:x="1.5cm" svg:y="5.5cm">
          <text:p/>
          <draw:enhanced-geometry svg:viewBox="0 0 21600 21600" draw:type="rectangle" draw:enhanced-path="M 0 0 L 21600 0 21600 21600 0 21600 0 0 Z N"/>
        </draw:custom-shape>
        <draw:frame draw:style-name="gr6" draw:text-style-name="P4" xml:id="id6" draw:id="id6" draw:layer="layout" svg:width="2.42cm" svg:height="0.489cm" svg:x="10.1cm" svg:y="6cm">
          <draw:text-box>
            <text:p text:style-name="P3">sln2663_led_1615.c</text:p>
          </draw:text-box>
        </draw:frame>
        <draw:frame draw:style-name="gr4" draw:text-style-name="P4" xml:id="id7" draw:id="id7" draw:layer="layout" svg:width="1.933cm" svg:height="0.489cm" svg:x="13.654cm" svg:y="6.011cm">
          <draw:text-box>
            <text:p text:style-name="P3">sln2663_time.c</text:p>
          </draw:text-box>
        </draw:frame>
        <draw:frame draw:style-name="gr8" draw:text-style-name="P7" draw:layer="layout" svg:width="2.394cm" svg:height="0.569cm" draw:transform="rotate (1.5707963267949) translate (19.181cm 6.75cm)">
          <draw:text-box>
            <text:p text:style-name="P6">device\sln2663</text:p>
          </draw:text-box>
        </draw:frame>
        <draw:connector draw:style-name="gr5" draw:text-style-name="P5" draw:layer="layout" draw:type="lines" svg:x1="11.31cm" svg:y1="6cm" svg:x2="11.31cm" svg:y2="5.389cm" draw:start-shape="id6" draw:start-glue-point="0" draw:end-shape="id4" draw:end-glue-point="2" svg:d="M11310 6000v-500 389-500" svg:viewBox="0 0 1 612">
          <text:p/>
        </draw:connector>
        <draw:connector draw:style-name="gr5" draw:text-style-name="P5" draw:layer="layout" draw:type="lines" svg:x1="14.62cm" svg:y1="6.011cm" svg:x2="14.627cm" svg:y2="5cm" draw:start-shape="id7" draw:start-glue-point="0" draw:end-shape="id5" draw:end-glue-point="2" svg:d="M14620 6011v-500l7-11v-500" svg:viewBox="0 0 8 1012">
          <text:p/>
        </draw:connector>
        <draw:frame draw:style-name="gr4" draw:text-style-name="P9" xml:id="id8" draw:id="id8" draw:layer="layout" svg:width="1.675cm" svg:height="0.489cm" svg:x="15.6cm" svg:y="2cm">
          <draw:text-box>
            <text:p text:style-name="P8">gd32vf103.h</text:p>
          </draw:text-box>
        </draw:frame>
        <draw:connector draw:style-name="gr9" draw:text-style-name="P5" draw:layer="layout" draw:type="curve" svg:x1="15.6cm" svg:y1="4.755cm" svg:x2="16.437cm" svg:y2="2.489cm" draw:start-shape="id5" draw:start-glue-point="1" draw:end-shape="id8" draw:end-glue-point="2" svg:d="M15600 4755c558 0 837-755 837-2266" svg:viewBox="0 0 838 2267">
          <text:p/>
        </draw:connector>
        <draw:frame draw:style-name="gr4" draw:text-style-name="P9" xml:id="id9" draw:id="id9" draw:layer="layout" svg:width="1.675cm" svg:height="0.489cm" svg:x="6.425cm" svg:y="2cm">
          <draw:text-box>
            <text:p text:style-name="P8">gd32vf103.h</text:p>
          </draw:text-box>
        </draw:frame>
        <draw:connector draw:style-name="gr9" draw:text-style-name="P5" draw:layer="layout" draw:type="curve" svg:x1="7.925cm" svg:y1="4.705cm" svg:x2="7.262cm" svg:y2="2.489cm" draw:start-shape="id3" draw:start-glue-point="3" draw:end-shape="id9" draw:end-glue-point="2" svg:d="M7925 4705c-442 0-663-738-663-2216" svg:viewBox="0 0 664 2217">
          <text:p/>
        </draw:connector>
        <draw:frame draw:style-name="gr10" draw:text-style-name="P11" xml:id="id10" draw:id="id10" draw:layer="layout" svg:width="1.75cm" svg:height="0.489cm" svg:x="6.35cm" svg:y="7.461cm">
          <draw:text-box>
            <text:p text:style-name="P10">led_1615.h</text:p>
          </draw:text-box>
        </draw:frame>
        <draw:connector draw:style-name="gr5" draw:text-style-name="P5" draw:layer="layout" draw:type="lines" draw:line-skew="0cm -0.211cm" svg:x1="10.1cm" svg:y1="5.144cm" svg:x2="7.225cm" svg:y2="7.461cm" draw:start-shape="id4" draw:start-glue-point="3" draw:end-shape="id10" draw:end-glue-point="0" svg:d="M10100 5144h-500l-2375 1606v711" svg:viewBox="0 0 2876 2318">
          <text:p/>
        </draw:connector>
        <draw:frame draw:style-name="gr8" draw:text-style-name="P7" draw:layer="layout" svg:width="1.399cm" svg:height="0.569cm" draw:transform="rotate (1.5707963267949) translate (1.5cm 5.5cm)">
          <draw:text-box>
            <text:p text:style-name="P6">include</text:p>
          </draw:text-box>
        </draw:frame>
        <draw:frame draw:style-name="gr8" draw:text-style-name="P7" draw:layer="layout" svg:width="0.883cm" svg:height="0.569cm" draw:transform="rotate (1.5707963267949) translate (1.5cm 6.75cm)">
          <draw:text-box>
            <text:p text:style-name="P6">src</text:p>
          </draw:text-box>
        </draw:frame>
        <draw:frame draw:style-name="gr6" draw:text-style-name="P4" xml:id="id11" draw:id="id11" draw:layer="layout" svg:width="2.42cm" svg:height="0.489cm" svg:x="5.1cm" svg:y="4.961cm">
          <draw:text-box>
            <text:p text:style-name="P3">sln2663_gpio_led.h</text:p>
          </draw:text-box>
        </draw:frame>
        <draw:connector draw:style-name="gr5" draw:text-style-name="P5" draw:layer="layout" draw:type="lines" svg:x1="10.1cm" svg:y1="5.144cm" svg:x2="7.52cm" svg:y2="5.205cm" draw:start-shape="id4" draw:start-glue-point="3" draw:end-shape="id11" draw:end-glue-point="1" svg:d="M10100 5144h-500l-1580 61h-500" svg:viewBox="0 0 2581 62">
          <text:p/>
        </draw:connector>
        <draw:frame draw:style-name="gr6" draw:text-style-name="P4" xml:id="id12" draw:id="id12" draw:layer="layout" svg:width="2.42cm" svg:height="0.489cm" svg:x="5.1cm" svg:y="6cm">
          <draw:text-box>
            <text:p text:style-name="P3">sln2663_gpio_led.c</text:p>
          </draw:text-box>
        </draw:frame>
        <draw:connector draw:style-name="gr5" draw:text-style-name="P5" draw:layer="layout" draw:type="lines" svg:x1="6.31cm" svg:y1="6cm" svg:x2="6.31cm" svg:y2="5.45cm" draw:start-shape="id12" draw:start-glue-point="0" draw:end-shape="id11" draw:end-glue-point="2" svg:d="M6310 6000v-500 450-500" svg:viewBox="0 0 1 551">
          <text:p/>
        </draw:connector>
        <draw:frame draw:style-name="gr10" draw:text-style-name="P4" xml:id="id13" draw:id="id13" draw:layer="layout" svg:width="1.92cm" svg:height="0.489cm" svg:x="3.33cm" svg:y="4.95cm">
          <draw:text-box>
            <text:p text:style-name="P3">sln2663_rcu.h</text:p>
          </draw:text-box>
        </draw:frame>
        <draw:connector draw:style-name="gr5" draw:text-style-name="P5" draw:layer="layout" draw:type="lines" draw:line-skew="0.25cm -0.189cm" svg:x1="6.31cm" svg:y1="6cm" svg:x2="4.29cm" svg:y2="5.439cm" draw:start-shape="id12" draw:start-glue-point="0" draw:end-shape="id13" draw:end-glue-point="2" svg:d="M6310 6000v-250h-2020v-311" svg:viewBox="0 0 2021 562">
          <text:p/>
        </draw:connector>
        <draw:connector draw:style-name="gr9" draw:text-style-name="P5" draw:layer="layout" draw:type="curve" svg:x1="4.29cm" svg:y1="4.95cm" svg:x2="7.262cm" svg:y2="2.489cm" draw:start-shape="id13" draw:end-shape="id9" draw:end-glue-point="2" svg:d="M4290 4950c0-1845 2972-615 2972-2461" svg:viewBox="0 0 2973 2462">
          <text:p/>
        </draw:connector>
        <draw:frame draw:style-name="gr10" draw:text-style-name="P4" xml:id="id14" draw:id="id14" draw:layer="layout" svg:width="2cm" svg:height="0.489cm" svg:x="3.25cm" svg:y="6cm">
          <draw:text-box>
            <text:p text:style-name="P3">sln2663_rcu.c</text:p>
          </draw:text-box>
        </draw:frame>
        <draw:connector draw:style-name="gr5" draw:text-style-name="P5" draw:layer="layout" draw:type="lines" draw:line-skew="0.25cm 0.17cm" svg:x1="3.25cm" svg:y1="6.244cm" svg:x2="3.33cm" svg:y2="5.194cm" draw:start-shape="id14" draw:start-glue-point="3" draw:end-shape="id13" draw:end-glue-point="3" svg:d="M3250 6244h-250v-1050h330" svg:viewBox="0 0 331 1051">
          <text:p/>
        </draw:connector>
        <draw:frame draw:style-name="gr8" draw:text-style-name="P7" draw:layer="layout" svg:width="1.399cm" svg:height="0.569cm" draw:transform="rotate (1.5707963267949) translate (1.5cm 8.399cm)">
          <draw:text-box>
            <text:p text:style-name="P6">include</text:p>
          </draw:text-box>
        </draw:frame>
        <draw:frame draw:style-name="gr8" draw:text-style-name="P7" draw:layer="layout" svg:width="0.883cm" svg:height="0.569cm" draw:transform="rotate (1.5707963267949) translate (1.5cm 9.633cm)">
          <draw:text-box>
            <text:p text:style-name="P6">src</text:p>
          </draw:text-box>
        </draw:frame>
        <draw:frame draw:style-name="gr10" draw:text-style-name="P11" xml:id="id15" draw:id="id15" draw:layer="layout" svg:width="1.75cm" svg:height="0.489cm" svg:x="6.35cm" svg:y="9.011cm">
          <draw:text-box>
            <text:p text:style-name="P10">led_1615.c</text:p>
          </draw:text-box>
        </draw:frame>
        <draw:connector draw:style-name="gr5" draw:text-style-name="P5" draw:layer="layout" draw:type="lines" svg:x1="7.225cm" svg:y1="9.011cm" svg:x2="7.225cm" svg:y2="7.95cm" draw:start-shape="id15" draw:start-glue-point="0" draw:end-shape="id10" draw:end-glue-point="2" svg:d="M7225 9011v-500-61-500" svg:viewBox="0 0 1 1062">
          <text:p/>
        </draw:connector>
        <draw:frame draw:style-name="gr11" draw:text-style-name="P11" xml:id="id16" draw:id="id16" draw:layer="layout" svg:width="1.5cm" svg:height="0.727cm" svg:x="9.35cm" svg:y="7.342cm">
          <draw:text-box>
            <text:p text:style-name="P10">rgb_led.h</text:p>
          </draw:text-box>
        </draw:frame>
        <draw:connector draw:style-name="gr5" draw:text-style-name="P5" draw:layer="layout" draw:type="lines" svg:x1="8.1cm" svg:y1="7.705cm" svg:x2="9.35cm" svg:y2="7.705cm" draw:start-shape="id10" draw:start-glue-point="1" draw:end-shape="id16" draw:end-glue-point="3" svg:d="M8100 7705h500 250 500" svg:viewBox="0 0 1251 1">
          <text:p/>
        </draw:connector>
        <draw:frame draw:style-name="gr10" draw:text-style-name="P11" xml:id="id17" draw:id="id17" draw:layer="layout" svg:width="1.75cm" svg:height="0.489cm" svg:x="9.35cm" svg:y="9.011cm">
          <draw:text-box>
            <text:p text:style-name="P10">rgb_led.c</text:p>
          </draw:text-box>
        </draw:frame>
        <draw:connector draw:style-name="gr5" draw:text-style-name="P5" draw:layer="layout" draw:type="lines" svg:x1="10.225cm" svg:y1="9.011cm" svg:x2="10.1cm" svg:y2="8.069cm" draw:start-shape="id17" draw:start-glue-point="0" draw:end-shape="id16" draw:end-glue-point="2" svg:d="M10225 9011v-500l-125 58v-500" svg:viewBox="0 0 126 943">
          <text:p/>
        </draw:connector>
        <draw:frame draw:style-name="gr8" draw:text-style-name="P7" draw:layer="layout" svg:width="1.78cm" svg:height="0.569cm" draw:transform="rotate (1.5707963267949) translate (19.181cm 9.28cm)">
          <draw:text-box>
            <text:p text:style-name="P6">device\led</text:p>
          </draw:text-box>
        </draw:frame>
        <draw:frame draw:style-name="gr10" draw:text-style-name="P11" xml:id="id18" draw:id="id18" draw:layer="layout" svg:width="1.75cm" svg:height="0.489cm" svg:x="11.6cm" svg:y="7.45cm">
          <draw:text-box>
            <text:p text:style-name="P10">tricolor_led.h</text:p>
          </draw:text-box>
        </draw:frame>
        <draw:frame draw:style-name="gr10" draw:text-style-name="P11" xml:id="id19" draw:id="id19" draw:layer="layout" svg:width="1.75cm" svg:height="0.489cm" svg:x="11.6cm" svg:y="9.011cm">
          <draw:text-box>
            <text:p text:style-name="P10">tricolor_led.c</text:p>
          </draw:text-box>
        </draw:frame>
        <draw:connector draw:style-name="gr5" draw:text-style-name="P5" draw:layer="layout" draw:type="lines" svg:x1="10.85cm" svg:y1="7.705cm" svg:x2="11.6cm" svg:y2="7.694cm" draw:start-shape="id16" draw:start-glue-point="1" draw:end-shape="id18" draw:end-glue-point="3" svg:d="M10850 7705h500l-250-11h500" svg:viewBox="0 0 751 12">
          <text:p/>
        </draw:connector>
        <draw:connector draw:style-name="gr5" draw:text-style-name="P5" draw:layer="layout" draw:type="lines" svg:x1="12.475cm" svg:y1="9.011cm" svg:x2="12.475cm" svg:y2="7.939cm" draw:start-shape="id19" draw:start-glue-point="0" draw:end-shape="id18" draw:end-glue-point="2" svg:d="M12475 9011v-500-72-500" svg:viewBox="0 0 1 1073">
          <text:p/>
        </draw:connector>
        <draw:frame draw:style-name="gr10" draw:text-style-name="P11" xml:id="id20" draw:id="id20" draw:layer="layout" svg:width="1.75cm" svg:height="0.489cm" svg:x="14.6cm" svg:y="7.45cm">
          <draw:text-box>
            <text:p text:style-name="P10">single_led.h</text:p>
          </draw:text-box>
        </draw:frame>
        <draw:connector draw:style-name="gr5" draw:text-style-name="P5" draw:layer="layout" draw:type="lines" svg:x1="13.35cm" svg:y1="7.694cm" svg:x2="14.6cm" svg:y2="7.694cm" draw:start-shape="id18" draw:start-glue-point="1" draw:end-shape="id20" draw:end-glue-point="3" svg:d="M13350 7694h500 250 500" svg:viewBox="0 0 1251 1">
          <text:p/>
        </draw:connector>
        <draw:connector draw:style-name="gr9" draw:text-style-name="P5" draw:layer="layout" draw:type="curve" svg:x1="16.35cm" svg:y1="7.694cm" svg:x2="16.437cm" svg:y2="2.489cm" draw:start-shape="id20" draw:start-glue-point="1" draw:end-shape="id8" draw:end-glue-point="2" svg:d="M16350 7694c750 0 626-1362 460-1733s-373 249-373-3472" svg:viewBox="0 0 587 5206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3" draw:display-name="Puntas de flecha 3" svg:viewBox="0 0 20 20" svg:d="M0 20l10-20 10 20z"/>
    <draw:stroke-dash draw:name="Dash_20_1" draw:display-name="Dash 1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3-06T12:51:40.004000000</meta:creation-date>
    <meta:generator>LibreOffice/7.0.4.2$Windows_X86_64 LibreOffice_project/dcf040e67528d9187c66b2379df5ea4407429775</meta:generator>
    <dc:date>2021-03-06T13:53:19.075000000</dc:date>
    <meta:editing-duration>PT39M9S</meta:editing-duration>
    <meta:editing-cycles>25</meta:editing-cycles>
    <meta:document-statistic meta:object-count="51"/>
  </office:meta>
</office:document-meta>
</file>